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ornoch_Firth">
            <text:p>Dornoch_Firth</text:p>
          </table:table-cell>
          <table:table-cell office:value-type="string" office:value="radiocarbon">
            <text:p>radiocarbon</text:p>
          </table:table-cell>
          <table:table-cell office:value-type="string" office:value="SRR-3787">
            <text:p>SRR-3787</text:p>
          </table:table-cell>
          <table:table-cell office:value-type="float" office:value="57.85">
            <text:p>57.85</text:p>
          </table:table-cell>
          <table:table-cell office:value-type="float" office:value="-4.2">
            <text:p>-4.2</text:p>
          </table:table-cell>
          <table:table-cell office:value-type="float" office:value="5190.0">
            <text:p>519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89">
            <text:p>3.8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92,ShennanEtal2018">
            <text:p>SmithEtal1992,ShennanEtal2018</text:p>
          </table:table-cell>
        </table:table-row>
        <table:table-row>
          <table:table-cell office:value-type="string" office:value="Dornoch_Firth">
            <text:p>Dornoch_Firth</text:p>
          </table:table-cell>
          <table:table-cell office:value-type="string" office:value="radiocarbon">
            <text:p>radiocarbon</text:p>
          </table:table-cell>
          <table:table-cell office:value-type="string" office:value="SRR-3694">
            <text:p>SRR-3694</text:p>
          </table:table-cell>
          <table:table-cell office:value-type="float" office:value="57.87">
            <text:p>57.87</text:p>
          </table:table-cell>
          <table:table-cell office:value-type="float" office:value="-4.28">
            <text:p>-4.28</text:p>
          </table:table-cell>
          <table:table-cell office:value-type="float" office:value="6930.0">
            <text:p>693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3">
            <text:p>3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92,ShennanEtal2018">
            <text:p>SmithEtal1992,ShennanEtal2018</text:p>
          </table:table-cell>
        </table:table-row>
        <table:table-row>
          <table:table-cell office:value-type="string" office:value="Dornoch_Firth">
            <text:p>Dornoch_Firth</text:p>
          </table:table-cell>
          <table:table-cell office:value-type="string" office:value="radiocarbon">
            <text:p>radiocarbon</text:p>
          </table:table-cell>
          <table:table-cell office:value-type="string" office:value="SRR-3695">
            <text:p>SRR-3695</text:p>
          </table:table-cell>
          <table:table-cell office:value-type="float" office:value="57.87">
            <text:p>57.87</text:p>
          </table:table-cell>
          <table:table-cell office:value-type="float" office:value="-4.28">
            <text:p>-4.28</text:p>
          </table:table-cell>
          <table:table-cell office:value-type="float" office:value="7055.0">
            <text:p>705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11">
            <text:p>3.1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92,ShennanEtal2018">
            <text:p>SmithEtal1992,ShennanEtal2018</text:p>
          </table:table-cell>
        </table:table-row>
        <table:table-row>
          <table:table-cell office:value-type="string" office:value="Dornoch_Firth">
            <text:p>Dornoch_Firth</text:p>
          </table:table-cell>
          <table:table-cell office:value-type="string" office:value="radiocarbon">
            <text:p>radiocarbon</text:p>
          </table:table-cell>
          <table:table-cell office:value-type="string" office:value="SRR-3693">
            <text:p>SRR-3693</text:p>
          </table:table-cell>
          <table:table-cell office:value-type="float" office:value="57.87">
            <text:p>57.87</text:p>
          </table:table-cell>
          <table:table-cell office:value-type="float" office:value="-4.28">
            <text:p>-4.28</text:p>
          </table:table-cell>
          <table:table-cell office:value-type="float" office:value="6950.0">
            <text:p>695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7">
            <text:p>3.2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92,ShennanEtal2018">
            <text:p>SmithEtal1992,ShennanEtal2018</text:p>
          </table:table-cell>
        </table:table-row>
        <table:table-row>
          <table:table-cell office:value-type="string" office:value="Dornoch_Firth">
            <text:p>Dornoch_Firth</text:p>
          </table:table-cell>
          <table:table-cell office:value-type="string" office:value="radiocarbon">
            <text:p>radiocarbon</text:p>
          </table:table-cell>
          <table:table-cell office:value-type="string" office:value="SRR-3692">
            <text:p>SRR-3692</text:p>
          </table:table-cell>
          <table:table-cell office:value-type="float" office:value="57.87">
            <text:p>57.87</text:p>
          </table:table-cell>
          <table:table-cell office:value-type="float" office:value="-4.26">
            <text:p>-4.26</text:p>
          </table:table-cell>
          <table:table-cell office:value-type="float" office:value="7930.0">
            <text:p>793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5">
            <text:p>0.5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92,ShennanEtal2018">
            <text:p>SmithEtal1992,ShennanEtal2018</text:p>
          </table:table-cell>
        </table:table-row>
        <table:table-row>
          <table:table-cell office:value-type="string" office:value="Dornoch_Firth">
            <text:p>Dornoch_Firth</text:p>
          </table:table-cell>
          <table:table-cell office:value-type="string" office:value="radiocarbon">
            <text:p>radiocarbon</text:p>
          </table:table-cell>
          <table:table-cell office:value-type="string" office:value="SRR-3691">
            <text:p>SRR-3691</text:p>
          </table:table-cell>
          <table:table-cell office:value-type="float" office:value="57.87">
            <text:p>57.87</text:p>
          </table:table-cell>
          <table:table-cell office:value-type="float" office:value="-4.27">
            <text:p>-4.27</text:p>
          </table:table-cell>
          <table:table-cell office:value-type="float" office:value="7860.0">
            <text:p>786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2">
            <text:p>-3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92,ShennanEtal2018">
            <text:p>SmithEtal1992,ShennanEtal2018</text:p>
          </table:table-cell>
        </table:table-row>
        <table:table-row>
          <table:table-cell office:value-type="string" office:value="Dornoch_Firth">
            <text:p>Dornoch_Firth</text:p>
          </table:table-cell>
          <table:table-cell office:value-type="string" office:value="radiocarbon">
            <text:p>radiocarbon</text:p>
          </table:table-cell>
          <table:table-cell office:value-type="string" office:value="SRR-3690">
            <text:p>SRR-3690</text:p>
          </table:table-cell>
          <table:table-cell office:value-type="float" office:value="57.87">
            <text:p>57.87</text:p>
          </table:table-cell>
          <table:table-cell office:value-type="float" office:value="-4.27">
            <text:p>-4.27</text:p>
          </table:table-cell>
          <table:table-cell office:value-type="float" office:value="9560.0">
            <text:p>956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9">
            <text:p>-4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92,ShennanEtal2018">
            <text:p>SmithEtal199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